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47mm"/>
    </style:style>
    <style:style style:name="co2" style:family="table-column">
      <style:table-column-properties fo:break-before="auto" style:column-width="34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>
        <table:iteration table:status="enable" table:steps="1000"/>
      </table:calculation-settings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quanitit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atasheet?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who has?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string" calcext:value-type="string">
            <text:p>geekcrei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ewald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uino mega brickshield with breadboard</text:p>
          </table:table-cell>
          <table:table-cell office:value-type="string" calcext:value-type="string">
            <text:p>geekcrei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c to dc converter step up</text:p>
          </table:table-cell>
          <table:table-cell/>
          <table:table-cell office:value-type="string" calcext:value-type="string">
            <text:p>XL6009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c 16 bit 4 channel</text:p>
          </table:table-cell>
          <table:table-cell/>
          <table:table-cell office:value-type="string" calcext:value-type="string">
            <text:p>ADS1115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rmocouple amplifier k-type</text:p>
          </table:table-cell>
          <table:table-cell/>
          <table:table-cell office:value-type="string" calcext:value-type="string">
            <text:p>MAX3185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rmocouple k-ty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rmal sensor digital</text:p>
          </table:table-cell>
          <table:table-cell/>
          <table:table-cell office:value-type="string" calcext:value-type="string">
            <text:p>TC74A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sensor digital</text:p>
          </table:table-cell>
          <table:table-cell/>
          <table:table-cell office:value-type="string" calcext:value-type="string">
            <text:p>DS18B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 to dc converter step down</text:p>
          </table:table-cell>
          <table:table-cell/>
          <table:table-cell office:value-type="string" calcext:value-type="string">
            <text:p>LM259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ocouple board 4 channel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CN039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o motor digital 9kg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4409M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o motor digital 3.5kg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1171M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 servo 1.8kg</text:p>
          </table:table-cell>
          <table:table-cell office:value-type="string" calcext:value-type="string">
            <text:p>tower pro</text:p>
          </table:table-cell>
          <table:table-cell office:value-type="string" calcext:value-type="string">
            <text:p>SG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ter flow sensor 0.3-6 l/mi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YF-S4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ter flow sensor 1-30 l/mi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YF-S201C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ocouple board 8 channel</text:p>
          </table:table-cell>
          <table:table-cell office:value-type="string" calcext:value-type="string">
            <text:p>ocean controls</text:p>
          </table:table-cell>
          <table:table-cell office:value-type="string" calcext:value-type="string">
            <text:p>KTA-259T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:Sheet1.H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Liberation Serif" fo:font-family="'Liberation Serif'" style:font-style-name="Regular" style:font-family-generic="roman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00/00/00</text:date>, <text:time style:data-style-name="N2" text:time-value="16:17:02.472346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6:17:03.239658859</meta:creation-date>
    <dc:title>SerifDefault</dc:title>
    <meta:editing-duration>PT21H57M52S</meta:editing-duration>
    <meta:editing-cycles>5</meta:editing-cycles>
    <meta:generator>LibreOffice/5.1.6.2$Linux_X86_64 LibreOffice_project/10m0$Build-2</meta:generator>
    <dc:date>2018-01-24T19:25:30.091563822</dc:date>
    <meta:document-statistic meta:table-count="1" meta:cell-count="71" meta:object-count="0"/>
    <meta:template xlink:type="simple" xlink:actuate="onRequest" xlink:title="SerifDefault" xlink:href="../../../../.config/libreoffice/4/user/template/SerifDefault.ots" meta:date="2018-01-22T16:17:02.776223008"/>
  </office:meta>
</office:document-meta>
</file>